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F7AF0CC9BB.png" manifest:media-type="image/png"/>
  <manifest:file-entry manifest:full-path="Pictures/1000000000000320000001F77C94979A.png" manifest:media-type="image/png"/>
  <manifest:file-entry manifest:full-path="Pictures/1000000000000CC0000009903FB5D7A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754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5cm, 0cm, 1.995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4.813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T1" style:family="text">
      <style:text-properties fo:font-size="48pt" fo:language="de" fo:country="DE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language="de" fo:country="DE" style:font-size-asian="44pt" style:font-size-complex="44pt"/>
    </style:style>
    <style:style style:name="T4" style:family="text">
      <style:text-properties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Optischer</text:span><text:span text:style-name="T2"> L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naloger Link</text:p>
          </draw:text-box>
        </draw:frame>
        <draw:frame presentation:style-name="pr4" draw:layer="layout" svg:width="25.199cm" svg:height="4.813cm" svg:x="1.4cm" svg:y="16.002cm" presentation:class="subtitle" presentation:user-transformed="true">
          <draw:text-box>
            <text:p><text:span text:style-name="T3">Ziel:</text:span></text:p>
            <text:p><text:span text:style-name="T4">externe</text:span> Modulation <text:span text:style-name="T4">eines</text:span> Lasers</text:p>
            <text:p><text:span text:style-name="T4">mittels</text:span> LCD-Pixel</text:p>
          </draw:text-box>
        </draw:frame>
        <draw:frame draw:style-name="gr2" draw:text-style-name="P2" draw:layer="layout" svg:width="17.601cm" svg:height="11.34cm" svg:x="5.542cm" svg:y="4.029cm">
          <draw:image xlink:href="Pictures/1000000000000CC0000009903FB5D7A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" draw:text-style-name="P2" xml:id="id3" draw:id="id3" draw:layer="layout" svg:width="6cm" svg:height="2.6cm" svg:x="1.5cm" svg:y="3.4cm">
          <text:p text:style-name="P2">Signalgenerator</text:p>
          <text:p text:style-name="P2"/>
          <text:p text:style-name="P2">Sinus 0-1000Hz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5cm" svg:height="4cm" svg:x="9cm" svg:y="2cm">
          <text:p text:style-name="P2">LCD Pix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4cm" svg:x="15cm" svg:y="2cm">
          <text:p text:style-name="P2">Photodiode</text:p>
          <text:p text:style-name="P2">mit Bia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4cm" svg:x="21cm" svg:y="2cm">
          <text:p text:style-name="P2">Oszilloskop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1.166cm" svg:height="13.308cm" svg:x="2.834cm" svg:y="6.8cm">
          <draw:image xlink:href="Pictures/1000000000000320000001F77C94979A.png" xlink:type="simple" xlink:show="embed" xlink:actuate="onLoad">
            <text:p/>
          </draw:image>
        </draw:frame>
        <draw:line draw:style-name="gr5" draw:text-style-name="P2" draw:layer="layout" svg:x1="13.5cm" svg:y1="4cm" svg:x2="15cm" svg:y2="4cm">
          <text:p/>
        </draw:line>
        <draw:line draw:style-name="gr5" draw:text-style-name="P2" draw:layer="layout" svg:x1="19.5cm" svg:y1="4cm" svg:x2="21cm" svg:y2="4cm">
          <text:p/>
        </draw:line>
        <draw:custom-shape draw:style-name="gr3" draw:text-style-name="P2" xml:id="id1" draw:id="id1" draw:layer="layout" svg:width="6cm" svg:height="2.2cm" svg:x="1.5cm" svg:y="0.4cm">
          <text:p text:style-name="P2">Laser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7.5cm" svg:y1="1.5cm" svg:x2="11.25cm" svg:y2="2cm" draw:start-shape="id1" draw:start-glue-point="1" draw:end-shape="id2" draw:end-glue-point="0" svg:d="M7500 1500h750v-1h3000v501" svg:viewBox="0 0 3751 502">
          <text:p/>
        </draw:connector>
        <draw:connector draw:style-name="gr5" draw:text-style-name="P2" draw:layer="layout" svg:x1="7.5cm" svg:y1="4.7cm" svg:x2="9cm" svg:y2="4cm" draw:start-shape="id3" draw:start-glue-point="1" draw:end-shape="id2" svg:d="M7500 4700h750v-700h750" svg:viewBox="0 0 1501 701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7.999cm" svg:height="20.999cm" svg:x="0.001cm" svg:y="0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2" draw:layer="layout" svg:width="21.166cm" svg:height="10.813cm" svg:x="3.45cm" svg:y="9.787cm">
          <draw:image xlink:href="Pictures/1000000000000320000001F7AF0CC9BB.png" xlink:type="simple" xlink:show="embed" xlink:actuate="onLoad">
            <text:p/>
          </draw:image>
        </draw:frame>
        <draw:frame draw:style-name="gr7" draw:text-style-name="P2" draw:layer="layout" svg:width="14.932cm" svg:height="9.778cm" svg:x="13.121cm" svg:y="0.1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" draw:layer="layout" svg:width="14.241cm" svg:height="9.778cm" svg:x="-0.3cm" svg:y="0.02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</meta:initial-creator>
    <meta:creation-date>2014-07-12T17:32:02.560719430</meta:creation-date>
    <dc:date>2014-07-12T19:20:30.050493487</dc:date>
    <dc:creator>Kevin </dc:creator>
    <meta:editing-duration>PT1H6M49S</meta:editing-duration>
    <meta:editing-cycles>5</meta:editing-cycles>
    <meta:generator>LibreOffice/4.2.5.2$Linux_X86_64 LibreOffice_project/420$Build-2</meta:generator>
    <meta:document-statistic meta:object-count="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33cm" svg:height="9.779cm" xlink:href="." xlink:type="simple" chart:class="chart:scatter" chart:style-name="ch1">
        <chart:legend svg:x="9.611cm" svg:y="1.194cm" style:legend-expansion="custom" chartooo:width="4.288cm" chartooo:height="0.872cm" style:legend-expansion-aspect-ratio="4.91743119266055" chart:style-name="ch2"/>
        <chart:plot-area chart:style-name="ch3" chart:data-source-has-labels="row" svg:x="0.748cm" svg:y="0.915cm" svg:width="13.589cm" svg:height="7.688cm">
          <chartooo:coordinate-region svg:x="1.369cm" svg:y="1.114cm" svg:width="12.596cm" svg:height="6.842cm"/>
          <chart:axis chart:dimension="x" chart:name="primary-x" chart:style-name="ch4">
            <chart:title svg:x="6.479cm" svg:y="8.798cm" chart:style-name="ch5">
              <text:p>Frequenz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4" chart:label-cell-address="local-table.$B$1" chart:class="chart:scatter">
            <chart:domain table:cell-range-address="local-table.$B$2:.$B$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annung [dB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1.5109392278506">
                <text:p>61.51093922785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8.8896534430034">
                <text:p>58.8896534430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5.5630250076729">
                <text:p>55.5630250076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3.6248247475117">
                <text:p>53.6248247475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1.5956719323362">
                <text:p>51.5956719323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49.5424250943932">
                <text:p>49.5424250943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44.6089784275655">
                <text:p>44.6089784275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39.554472105777">
                <text:p>39.554472105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36.9019608002851">
                <text:p>36.9019608002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35.5630250076729">
                <text:p>35.5630250076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34.4855173920158">
                <text:p>34.4855173920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33.0642502755069">
                <text:p>33.0642502755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1.82129214053">
                <text:p>31.82129214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42cm" svg:height="9.779cm" xlink:href="." xlink:type="simple" chart:class="chart:scatter" chart:style-name="ch1">
        <chart:legend svg:x="8.529cm" svg:y="1.194cm" style:legend-expansion="custom" chartooo:width="4.493cm" chartooo:height="0.826cm" style:legend-expansion-aspect-ratio="5.43946731234867" chart:style-name="ch2"/>
        <chart:plot-area chart:style-name="ch3" chart:data-source-has-labels="row" svg:x="0.734cm" svg:y="0.915cm" svg:width="12.94cm" svg:height="7.688cm">
          <chartooo:coordinate-region svg:x="1.726cm" svg:y="1.115cm" svg:width="11.576cm" svg:height="6.841cm"/>
          <chart:axis chart:dimension="x" chart:name="primary-x" chart:style-name="ch4">
            <chart:title svg:x="6.141cm" svg:y="8.798cm" chart:style-name="ch5">
              <text:p>Frequenz [Hz]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C$2:.$C$14" chart:label-cell-address="local-table.$B$1" chart:class="chart:scatter">
            <chart:domain table:cell-range-address="local-table.$B$2:.$B$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annung [mV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